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2260000014C318C71647F3616C9.png" manifest:media-type="image/png"/>
  <manifest:file-entry manifest:full-path="Pictures/20000002000001A5000000FE104AFC2F08C091E1.eps" manifest:media-type="image/x-eps"/>
  <manifest:file-entry manifest:full-path="Pictures/2000000200000501000002DD9AA5216ED918C2EF.eps" manifest:media-type="image/x-eps"/>
  <manifest:file-entry manifest:full-path="Pictures/20000002000000FE00000044CBB8C7019D19EB99.eps" manifest:media-type="image/x-eps"/>
  <manifest:file-entry manifest:full-path="Pictures/200000020000014200000142D2AB06EB10573E29.eps" manifest:media-type="image/x-eps"/>
  <manifest:file-entry manifest:full-path="Pictures/100002000000014C00000059722038A7C5CFFACB.png" manifest:media-type="image/png"/>
  <manifest:file-entry manifest:full-path="Pictures/20000002000005C70000035A14C952129AAEB029.eps" manifest:media-type="image/x-eps"/>
  <manifest:file-entry manifest:full-path="Pictures/100002000000040B00000320A37CC3F1429E3C49.png" manifest:media-type="image/png"/>
  <manifest:file-entry manifest:full-path="Pictures/10001F9E00001D10000009BB7C37F36EFACCC8FC.svg" manifest:media-type="image/svg+xml"/>
  <manifest:file-entry manifest:full-path="Pictures/1000020100000531000000939426728B3B1B41CE.png" manifest:media-type="image/png"/>
  <manifest:file-entry manifest:full-path="Pictures/1000020000000800000001FD367D3A66570F29A9.png" manifest:media-type="image/png"/>
  <manifest:file-entry manifest:full-path="Pictures/1000020000000688000003BD2A2D2F230387D4FA.png" manifest:media-type="image/png"/>
  <manifest:file-entry manifest:full-path="Pictures/1000020000000274000000960204179BEB8A3F3A.png" manifest:media-type="image/png"/>
  <manifest:file-entry manifest:full-path="Pictures/200000020000068A000001A04EBCCCCC9107D762.eps" manifest:media-type="image/x-eps"/>
  <manifest:file-entry manifest:full-path="Pictures/100002010000039F0000013E5BEB6B3C17E12B64.png" manifest:media-type="image/png"/>
  <manifest:file-entry manifest:full-path="Pictures/10000201000004E20000027136237E3B22D4F31B.png" manifest:media-type="image/png"/>
  <manifest:file-entry manifest:full-path="Pictures/2000000200000191000000CA54350E454C32A317.eps" manifest:media-type="image/x-eps"/>
  <manifest:file-entry manifest:full-path="Pictures/10000201000000C800000051B5F8456848A8C91F.png" manifest:media-type="image/png"/>
  <manifest:file-entry manifest:full-path="Pictures/10000201000001720000006D063F2D826830906C.png" manifest:media-type="image/png"/>
  <manifest:file-entry manifest:full-path="Pictures/100000000000095800000376023FEFD173010B50.jpg" manifest:media-type="image/jpeg"/>
  <manifest:file-entry manifest:full-path="Pictures/100021D900005A6C000005D810FE65BF8BE53417.svg" manifest:media-type="image/svg+xml"/>
  <manifest:file-entry manifest:full-path="Pictures/10000201000001130000005CE194370C194A7E1D.png" manifest:media-type="image/png"/>
  <manifest:file-entry manifest:full-path="Pictures/10000A790000270500000B769FA3A74ED4D7AF9C.svg" manifest:media-type="image/svg+xml"/>
  <manifest:file-entry manifest:full-path="Pictures/10000200000001A4000001A49E20769B6EF382DA.png" manifest:media-type="image/png"/>
  <manifest:file-entry manifest:full-path="Pictures/100002000000078B00000460D6A276405215178F.png" manifest:media-type="image/png"/>
  <manifest:file-entry manifest:full-path="Pictures/1000020100000359000000377D2E11EDC0D3A5E5.png" manifest:media-type="image/png"/>
  <manifest:file-entry manifest:full-path="Pictures/200000020000031900000265420FAD991FA9A141.eps" manifest:media-type="image/x-eps"/>
  <manifest:file-entry manifest:full-path="Pictures/100002000000020C00000108565E7BB88716A878.png" manifest:media-type="image/png"/>
  <manifest:file-entry manifest:full-path="Pictures/20000002000001E1000000732144B332DE086D33.eps" manifest:media-type="image/x-eps"/>
  <manifest:file-entry manifest:full-path="Pictures/10000201000007470000061B64853CE67A06B91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4fd79b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45cm, 0cm, 14.552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9.75cm" fo:min-width="17.99cm" draw:shadow="visible" draw:shadow-color="#1c1c1c" draw:shadow-opacity="50%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5.25cm" fo:min-width="41.51cm" draw:shadow="visible" draw:shadow-color="#1c1c1c" draw:shadow-opacity="50%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38cm, 8.109cm, 14.714cm, 5.993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5.75cm" fo:min-width="9.99cm" draw:shadow="visible" draw:shadow-color="#1c1c1c" draw:shadow-opacity="50%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31cm, 0cm, 3.463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74cm" fo:min-width="9.99cm" draw:shadow="visible" draw:shadow-color="#1c1c1c" draw:shadow-opacity="50%"/>
    </style:style>
    <style:style style:name="gr9" style:family="graphic" style:parent-style-name="standard">
      <style:graphic-properties draw:stroke="none" svg:stroke-color="#cc9966" draw:fill-color="#cc9966" draw:textarea-horizontal-align="justify" draw:textarea-vertical-align="middle" draw:auto-grow-height="false" fo:min-height="4.83cm" fo:min-width="89.416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4.068cm" fo:min-width="89.797cm"/>
    </style:style>
    <style:style style:name="gr11" style:family="graphic" style:parent-style-name="standard">
      <style:graphic-properties draw:fill-color="#461900" draw:textarea-horizontal-align="justify" draw:textarea-vertical-align="middle" draw:auto-grow-height="false" fo:min-height="4.322cm" fo:min-width="89.162cm"/>
    </style:style>
    <style:style style:name="gr12" style:family="graphic" style:parent-style-name="standard">
      <style:graphic-properties draw:textarea-horizontal-align="justify" draw:textarea-vertical-align="middle" draw:auto-grow-height="false" fo:min-height="5.084cm" fo:min-width="88.781cm"/>
    </style:style>
    <style:style style:name="gr13" style:family="graphic" style:parent-style-name="standard">
      <style:graphic-properties draw:stroke="none" svg:stroke-color="#000000" draw:fill="none" draw:fill-color="#ffffff" fo:min-height="10.7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9966"/>
      <style:paragraph-properties fo:text-align="center"/>
      <style:text-properties style:font-name="Arial Rounded MT Bold" fo:font-size="96pt" style:font-size-asian="96pt" style:font-size-complex="96pt"/>
    </style:style>
    <style:style style:name="P4" style:family="paragraph">
      <loext:graphic-properties draw:fill-color="#dddddd"/>
      <style:paragraph-properties fo:text-align="center"/>
      <style:text-properties style:font-name="Arial Rounded MT Bold" fo:font-size="96pt" style:font-size-asian="96pt" style:font-size-complex="96pt"/>
    </style:style>
    <style:style style:name="P5" style:family="paragraph">
      <loext:graphic-properties draw:fill-color="#461900"/>
      <style:paragraph-properties fo:text-align="center"/>
      <style:text-properties style:font-name="Arial Rounded MT Bold" fo:font-size="96pt" style:font-size-asian="96pt" style:font-size-complex="96pt"/>
    </style:style>
    <style:style style:name="P6" style:family="paragraph">
      <style:paragraph-properties fo:text-align="center"/>
      <style:text-properties style:font-name="Arial Rounded MT Bold"/>
    </style:style>
    <style:style style:name="P7" style:family="paragraph">
      <style:paragraph-properties fo:text-align="center"/>
      <style:text-properties style:font-name="Arial Rounded MT Bold" fo:font-size="96pt" style:font-size-asian="96pt" style:font-size-complex="96pt"/>
    </style:style>
    <style:style style:name="P8" style:family="paragraph">
      <style:text-properties style:font-name="Arial Unicode MS" fo:font-size="96pt" style:font-size-asian="96pt" style:font-size-complex="96pt"/>
    </style:style>
    <style:style style:name="P9" style:family="paragraph">
      <loext:graphic-properties draw:fill="none" draw:fill-color="#ffffff"/>
      <style:text-properties style:font-name="Arial Unicode MS" fo:font-size="96pt" style:font-size-asian="96pt" style:font-size-complex="96pt"/>
    </style:style>
    <style:style style:name="T1" style:family="text">
      <style:text-properties style:font-name="Arial Rounded MT Bold" fo:font-size="96pt" style:font-size-asian="96pt" style:font-size-complex="96pt"/>
    </style:style>
    <style:style style:name="T2" style:family="text">
      <style:text-properties style:font-name="Arial Unicode MS" fo:font-size="226.5pt" style:font-size-asian="226.5pt" style:font-size-complex="2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6.308cm" svg:height="48.047cm" svg:x="3.048cm" svg:y="1.356cm">
          <draw:image xlink:href="Pictures/20000002000005C70000035A14C952129AAEB029.eps" xlink:type="simple" xlink:show="embed" xlink:actuate="onLoad" loext:mime-type="image/x-svm">
            <text:p/>
          </draw:image>
          <draw:image xlink:href="Pictures/100002000000078B00000460D6A276405215178F.png" xlink:type="simple" xlink:show="embed" xlink:actuate="onLoad" loext:mime-type="image/png"/>
        </draw:frame>
        <draw:custom-shape draw:style-name="gr2" draw:text-style-name="P2" draw:layer="layout" svg:width="18.49cm" svg:height="10cm" svg:x="76.353cm" svg:y="83.566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2.01cm" svg:height="15.5cm" svg:x="5.842cm" svg:y="59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raylog_Logo_FINAL_color.svg" draw:style-name="gr4" draw:text-style-name="P1" draw:layer="layout" svg:width="29.083cm" svg:height="8.54cm" svg:x="12.306cm" svg:y="62.673cm">
            <draw:image xlink:href="Pictures/10000A790000270500000B769FA3A74ED4D7AF9C.svg" xlink:type="simple" xlink:show="embed" xlink:actuate="onLoad" loext:mime-type="image/svg+xml">
              <text:p/>
            </draw:image>
            <draw:image xlink:href="Pictures/10000201000001720000006D063F2D826830906C.png" xlink:type="simple" xlink:show="embed" xlink:actuate="onLoad" loext:mime-type="image/png"/>
            <svg:title>Graylog_Logo_FINAL_color</svg:title>
          </draw:frame>
        </draw:g>
        <draw:g>
          <draw:custom-shape draw:style-name="gr3" draw:text-style-name="P2" draw:layer="layout" svg:width="42.01cm" svg:height="15.5cm" svg:x="53.302cm" svg:y="59.5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42cm" svg:height="15.48cm" svg:x="53.307cm" svg:y="59.6cm">
            <draw:image xlink:href="Pictures/100000000000095800000376023FEFD173010B50.jpg" xlink:type="simple" xlink:show="embed" xlink:actuate="onLoad" loext:mime-type="image/jpeg">
              <text:p/>
            </draw:image>
          </draw:frame>
        </draw:g>
        <draw:g>
          <draw:custom-shape draw:style-name="gr2" draw:text-style-name="P2" draw:layer="layout" svg:width="18.49cm" svg:height="10cm" svg:x="5.492cm" svg:y="83.5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4.418cm" svg:height="4.826cm" svg:x="7.528cm" svg:y="86.153cm">
            <draw:image xlink:href="Pictures/10001F9E00001D10000009BB7C37F36EFACCC8FC.svg" xlink:type="simple" xlink:show="embed" xlink:actuate="onLoad" loext:mime-type="image/svg+xml">
              <text:p/>
            </draw:image>
            <draw:image xlink:href="Pictures/10000201000001130000005CE194370C194A7E1D.png" xlink:type="simple" xlink:show="embed" xlink:actuate="onLoad" loext:mime-type="image/png"/>
          </draw:frame>
        </draw:g>
        <draw:g>
          <draw:custom-shape draw:style-name="gr2" draw:text-style-name="P2" draw:layer="layout" svg:width="18.49cm" svg:height="10cm" svg:x="29.18cm" svg:y="83.5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7.065cm" svg:height="8.596cm" draw:transform="rotate (-3.14159265358979) translate (46.958cm 92.864cm)">
            <draw:image xlink:href="Pictures/2000000200000191000000CA54350E454C32A317.eps" xlink:type="simple" xlink:show="embed" xlink:actuate="onLoad" loext:mime-type="image/x-svm">
              <text:p/>
            </draw:image>
            <draw:image xlink:href="Pictures/100002000000020C00000108565E7BB88716A878.png" xlink:type="simple" xlink:show="embed" xlink:actuate="onLoad" loext:mime-type="image/png"/>
          </draw:frame>
        </draw:g>
        <draw:g>
          <draw:custom-shape draw:style-name="gr2" draw:text-style-name="P2" draw:layer="layout" svg:width="18.49cm" svg:height="10cm" svg:x="52.867cm" svg:y="83.5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5.085cm" svg:height="0.974cm" svg:x="54.57cm" svg:y="88.079cm">
            <draw:image xlink:href="Pictures/100021D900005A6C000005D810FE65BF8BE53417.svg" xlink:type="simple" xlink:show="embed" xlink:actuate="onLoad" loext:mime-type="image/svg+xml">
              <text:p/>
            </draw:image>
            <draw:image xlink:href="Pictures/1000020100000359000000377D2E11EDC0D3A5E5.png" xlink:type="simple" xlink:show="embed" xlink:actuate="onLoad" loext:mime-type="image/png"/>
          </draw:frame>
        </draw:g>
        <draw:frame draw:style-name="gr4" draw:text-style-name="P1" draw:layer="layout" svg:width="17.5cm" svg:height="8.65cm" svg:x="76.93cm" svg:y="84.241cm">
          <draw:image xlink:href="Pictures/10000201000004E20000027136237E3B22D4F31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18.49cm" svg:height="10cm" svg:x="5.629cm" svg:y="97.91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6.51cm" svg:height="5.662cm" svg:x="6.619cm" svg:y="100.086cm">
            <draw:image xlink:href="Pictures/100002010000039F0000013E5BEB6B3C17E12B64.png" xlink:type="simple" xlink:show="embed" xlink:actuate="onLoad" loext:mime-type="image/png">
              <text:p/>
            </draw:image>
          </draw:frame>
        </draw:g>
        <draw:g>
          <draw:custom-shape draw:style-name="gr2" draw:text-style-name="P2" draw:layer="layout" svg:width="18.49cm" svg:height="10cm" svg:x="29.317cm" svg:y="97.91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7.056cm" svg:height="6.907cm" svg:x="30.034cm" svg:y="99.464cm">
            <draw:image xlink:href="Pictures/10000201000000C800000051B5F8456848A8C91F.png" xlink:type="simple" xlink:show="embed" xlink:actuate="onLoad" loext:mime-type="image/png">
              <text:p/>
            </draw:image>
          </draw:frame>
        </draw:g>
        <draw:g>
          <draw:custom-shape draw:style-name="gr2" draw:text-style-name="P2" draw:layer="layout" svg:width="18.49cm" svg:height="10cm" svg:x="53.004cm" svg:y="97.91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7.145cm" svg:height="4.261cm" svg:x="53.677cm" svg:y="100.787cm">
            <draw:image xlink:href="Pictures/200000020000068A000001A04EBCCCCC9107D762.eps" xlink:type="simple" xlink:show="embed" xlink:actuate="onLoad" loext:mime-type="image/x-svm">
              <text:p/>
            </draw:image>
            <draw:image xlink:href="Pictures/1000020000000800000001FD367D3A66570F29A9.png" xlink:type="simple" xlink:show="embed" xlink:actuate="onLoad" loext:mime-type="image/png"/>
          </draw:frame>
        </draw:g>
        <draw:g>
          <draw:custom-shape draw:style-name="gr2" draw:text-style-name="P2" draw:layer="layout" svg:width="18.49cm" svg:height="10cm" svg:x="76.49cm" svg:y="97.91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6.89cm" svg:height="9.778cm" svg:x="77.29cm" svg:y="98.028cm">
            <draw:image xlink:href="Pictures/10000201000007470000061B64853CE67A06B915.png" xlink:type="simple" xlink:show="embed" xlink:actuate="onLoad" loext:mime-type="image/png">
              <text:p/>
            </draw:image>
          </draw:frame>
        </draw:g>
        <draw:g>
          <draw:custom-shape draw:style-name="gr6" draw:text-style-name="P2" draw:layer="layout" svg:width="10.49cm" svg:height="6cm" svg:x="85.28cm" svg:y="118.94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10.49cm" svg:height="6cm" svg:x="6.921cm" svg:y="118.949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" draw:layer="layout" svg:width="9.779cm" svg:height="5.079cm" svg:x="7.277cm" svg:y="119.41cm">
              <draw:image xlink:href="Pictures/200000020000031900000265420FAD991FA9A141.eps" xlink:type="simple" xlink:show="embed" xlink:actuate="onLoad" loext:mime-type="image/x-svm">
                <text:p/>
              </draw:image>
              <draw:image xlink:href="Pictures/100002000000040B00000320A37CC3F1429E3C49.png" xlink:type="simple" xlink:show="embed" xlink:actuate="onLoad" loext:mime-type="image/png"/>
            </draw:frame>
          </draw:g>
          <draw:g>
            <draw:custom-shape draw:style-name="gr6" draw:text-style-name="P2" draw:layer="layout" svg:width="10.49cm" svg:height="6cm" svg:x="22.633cm" svg:y="118.949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8.894cm" svg:height="0.732cm" svg:x="23.431cm" svg:y="121.583cm">
              <draw:image xlink:href="Pictures/1000020100000531000000939426728B3B1B41CE.png" xlink:type="simple" xlink:show="embed" xlink:actuate="onLoad" loext:mime-type="image/png">
                <text:p/>
              </draw:image>
            </draw:frame>
          </draw:g>
          <draw:g>
            <draw:custom-shape draw:style-name="gr6" draw:text-style-name="P2" draw:layer="layout" svg:width="10.49cm" svg:height="6cm" svg:x="38.345cm" svg:y="118.949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9.779cm" svg:height="2.338cm" svg:x="38.701cm" svg:y="120.78cm">
              <draw:image xlink:href="Pictures/20000002000001E1000000732144B332DE086D33.eps" xlink:type="simple" xlink:show="embed" xlink:actuate="onLoad" loext:mime-type="image/x-svm">
                <text:p/>
              </draw:image>
              <draw:image xlink:href="Pictures/1000020000000274000000960204179BEB8A3F3A.png" xlink:type="simple" xlink:show="embed" xlink:actuate="onLoad" loext:mime-type="image/png"/>
            </draw:frame>
          </draw:g>
          <draw:g>
            <draw:custom-shape draw:style-name="gr6" draw:text-style-name="P2" draw:layer="layout" svg:width="10.49cm" svg:height="6cm" svg:x="54.058cm" svg:y="118.949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4.515cm" svg:height="4.515cm" svg:x="57.046cm" svg:y="119.692cm">
              <draw:image xlink:href="Pictures/200000020000014200000142D2AB06EB10573E29.eps" xlink:type="simple" xlink:show="embed" xlink:actuate="onLoad" loext:mime-type="image/x-svm">
                <text:p/>
              </draw:image>
              <draw:image xlink:href="Pictures/10000200000001A4000001A49E20769B6EF382DA.png" xlink:type="simple" xlink:show="embed" xlink:actuate="onLoad" loext:mime-type="image/png"/>
            </draw:frame>
          </draw:g>
          <draw:g>
            <draw:custom-shape draw:style-name="gr6" draw:text-style-name="P2" draw:layer="layout" svg:width="10.49cm" svg:height="6cm" svg:x="69.77cm" svg:y="118.949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8.96cm" svg:height="2.398cm" svg:x="70.535cm" svg:y="120.75cm">
              <draw:image xlink:href="Pictures/20000002000000FE00000044CBB8C7019D19EB99.eps" xlink:type="simple" xlink:show="embed" xlink:actuate="onLoad" loext:mime-type="image/x-svm">
                <text:p/>
              </draw:image>
              <draw:image xlink:href="Pictures/100002000000014C00000059722038A7C5CFFACB.png" xlink:type="simple" xlink:show="embed" xlink:actuate="onLoad" loext:mime-type="image/png"/>
            </draw:frame>
          </draw:g>
        </draw:g>
        <draw:g>
          <draw:custom-shape draw:style-name="gr8" draw:text-style-name="P2" draw:layer="layout" svg:width="10.49cm" svg:height="5.99cm" svg:x="55.118cm" svg:y="136.96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7.62cm" svg:height="4.36cm" svg:x="56.553cm" svg:y="137.784cm">
            <draw:image xlink:href="Pictures/2000000200000501000002DD9AA5216ED918C2EF.eps" xlink:type="simple" xlink:show="embed" xlink:actuate="onLoad" loext:mime-type="image/x-svm">
              <text:p/>
            </draw:image>
            <draw:image xlink:href="Pictures/1000020000000688000003BD2A2D2F230387D4FA.png" xlink:type="simple" xlink:show="embed" xlink:actuate="onLoad" loext:mime-type="image/png"/>
          </draw:frame>
        </draw:g>
        <draw:g>
          <draw:custom-shape draw:style-name="gr8" draw:text-style-name="P2" draw:layer="layout" svg:width="10.49cm" svg:height="5.99cm" svg:x="39.243cm" svg:y="136.96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9.378cm" svg:height="5.658cm" svg:x="39.799cm" svg:y="137.135cm">
            <draw:image xlink:href="Pictures/20000002000001A5000000FE104AFC2F08C091E1.eps" xlink:type="simple" xlink:show="embed" xlink:actuate="onLoad" loext:mime-type="image/x-svm">
              <text:p/>
            </draw:image>
            <draw:image xlink:href="Pictures/10000200000002260000014C318C71647F3616C9.png" xlink:type="simple" xlink:show="embed" xlink:actuate="onLoad" loext:mime-type="image/png"/>
          </draw:frame>
        </draw:g>
        <draw:custom-shape draw:style-name="gr9" draw:text-style-name="P3" draw:layer="layout" svg:width="89.916cm" svg:height="5.08cm" svg:x="4.826cm" svg:y="52.324cm">
          <text:p text:style-name="P1"><text:span text:style-name="T1">Gold Sponsor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0.297cm" svg:height="4.318cm" svg:x="5.08cm" svg:y="76.708cm">
          <text:p text:style-name="P1"><text:span text:style-name="T1">Silver Sponsor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9.662cm" svg:height="4.572cm" svg:x="5.461cm" svg:y="110.998cm">
          <text:p text:style-name="P1"><text:span text:style-name="T1">Bronze Sponsor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9.281cm" svg:height="5.334cm" svg:x="5.969cm" svg:y="128.143cm">
          <text:p text:style-name="P6"><text:span text:style-name="T1">Community Sponsors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8.796cm" svg:height="10.953cm" svg:x="29.356cm" svg:y="1.867cm">
          <draw:text-box>
            <text:p text:style-name="P8"><text:span text:style-name="T2">20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20cm" fo:margin-left="0cm" fo:margin-right="0cm" fo:page-width="99cm" fo:page-height="2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7:25:59.675709538</meta:creation-date>
    <dc:date>2019-08-18T20:56:10.342144113</dc:date>
    <meta:editing-duration>PT50M21S</meta:editing-duration>
    <meta:editing-cycles>13</meta:editing-cycles>
    <meta:generator>LibreOffice/6.2.4.2$MacOSX_X86_64 LibreOffice_project/2412653d852ce75f65fbfa83fb7e7b669a126d64</meta:generator>
    <meta:document-statistic meta:object-count="58"/>
  </office:meta>
</office:document-meta>
</file>